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1B4E7E7FDBE443F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" svg:font-family="'Lucida Sans'" style:font-family-generic="swiss"/>
    <style:font-face style:name="Liberation Mono" svg:font-family="'Liberation Mono', 'Courier New'" style:font-family-generic="modern" style:font-pitch="fixed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draw:stroke="solid" svg:stroke-color="#0066b3" draw:fill="solid" draw:fill-color="#ffffff" fo:min-height="4.106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draw:stroke="solid" svg:stroke-color="#0066b3" fo:min-height="4.106cm"/>
    </style:style>
    <style:style style:name="pr6" style:family="presentation" style:parent-style-name="BrightBlue-outline1">
      <style:graphic-properties fo:min-height="4.1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solid"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3cm"/>
      <style:text-properties fo:font-size="24pt" style:font-size-asian="24pt" style:font-size-complex="24pt"/>
    </style:style>
    <style:style style:name="P5" style:family="paragraph">
      <style:paragraph-properties fo:margin-top="0cm" fo:margin-bottom="0.1cm"/>
      <style:text-properties fo:font-size="24pt" style:font-size-asian="24pt" style:font-size-complex="24pt"/>
    </style:style>
    <style:style style:name="P6" style:family="paragraph">
      <style:text-properties fo:color="#000000" fo:font-size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26pt" fo:text-shadow="none" style:text-underline-style="none" fo:font-weight="normal" style:letter-kerning="true" style:font-name-asian="Droid Sans Fallback" style:font-size-asian="32pt" style:font-weight-asian="normal" style:font-name-complex="Lohit Hindi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6pt" fo:font-style="italic" fo:text-shadow="none" style:text-underline-style="none" fo:font-weight="normal" style:letter-kerning="true" style:font-name-asian="Droid Sans Fallback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4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n ‘serveur web’ installé en local:</text:p>
          </draw:text-box>
        </draw:frame>
        <draw:frame presentation:style-name="pr2" draw:text-style-name="P2" draw:layer="layout" svg:width="25.2cm" svg:height="4.356cm" svg:x="1.4cm" svg:y="3.8cm" presentation:class="outline" presentation:user-transformed="true">
          <draw:text-box>
            <text:list text:style-name="L2">
              <text:list-item>
                <text:p text:style-name="P1"><text:span text:style-name="T1">Le système d’exploitation : machine virtuelle Linux (ubuntu)</text:span></text:p>
              </text:list-item>
              <text:list-item>
                <text:p text:style-name="P1"><text:span text:style-name="T1">Serveur HTTP : nginx</text:span></text:p>
              </text:list-item>
              <text:list-item>
                <text:p text:style-name="P1"><text:span text:style-name="T1">Accès à internet : accès en local</text:span></text:p>
              </text:list-item>
            </text:list>
          </draw:text-box>
        </draw:frame>
        <draw:frame presentation:style-name="pr2" draw:text-style-name="P2" draw:layer="layout" svg:width="25.2cm" svg:height="4.356cm" svg:x="1.4cm" svg:y="9.244cm" presentation:class="outline" presentation:user-transformed="true">
          <draw:text-box>
            <text:list text:style-name="L2">
              <text:list-item>
                <text:p text:style-name="P1"><text:span text:style-name="T1">Serveur de base de données : mysql</text:span></text:p>
              </text:list-item>
              <text:list-item>
                <text:p text:style-name="P1"><text:span text:style-name="T1">Serveur d’application : php 7.2</text:span></text:p>
                <text:p text:style-name="P1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4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nginx</text:p>
          </draw:text-box>
        </draw:frame>
        <draw:frame presentation:style-name="pr5" draw:layer="layout" svg:width="25.2cm" svg:height="3cm" svg:x="1.4cm" svg:y="3.8cm" presentation:class="outline" presentation:user-transformed="true">
          <draw:text-box>
            <text:list text:style-name="L2">
              <text:list-item>
                <text:p><text:span text:style-name="T1">Installation :</text:span></text:p>
                <text:p><text:span text:style-name="T1">sudo apt-get install nginx </text:span></text:p>
                <text:p/>
              </text:list-item>
            </text:list>
          </draw:text-box>
        </draw:frame>
        <draw:frame presentation:style-name="pr5" draw:text-style-name="P1" draw:layer="layout" svg:width="25.2cm" svg:height="7cm" svg:x="1.4cm" svg:y="7.2cm" presentation:class="outline" presentation:user-transformed="true">
          <draw:text-box>
            <text:list text:style-name="L2">
              <text:list-item>
                <text:p text:style-name="P1"><text:span text:style-name="T1">Configuration des ‘Virtual hosts’ dans etc/nginx/sites-available</text:span></text:p>
                <text:p text:style-name="P4"><text:span text:style-name="T1">- lier le répertoire /etc/nginx/sites-enabled/ au répertoire /etc/nginx/sites-available/</text:span></text:p>
                <text:p text:style-name="P5"><text:span text:style-name="T1">- créer les fichiers de configuration hôtes virtuels pour définir le chemin d’accès au site web.</text:span></text:p>
                <text:p text:style-name="P1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4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ysql</text:p>
          </draw:text-box>
        </draw:frame>
        <draw:frame presentation:style-name="pr5" draw:layer="layout" svg:width="25.2cm" svg:height="4.356cm" svg:x="1.4cm" svg:y="3.8cm" presentation:class="outline" presentation:user-transformed="true">
          <draw:text-box>
            <text:list text:style-name="L2">
              <text:list-item>
                <text:p>Installation :</text:p>
              </text:list-item>
            </text:list>
            <text:p text:style-name="P6"><text:span text:style-name="T2"><text:s text:c="5"/></text:span><text:span text:style-name="T2">sudo apt-get install mysql-client mysql-server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4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hp-fpm</text:p>
          </draw:text-box>
        </draw:frame>
        <draw:frame presentation:style-name="pr5" draw:layer="layout" svg:width="25.2cm" svg:height="4.356cm" svg:x="1.4cm" svg:y="3.8cm" presentation:class="outline" presentation:user-transformed="true">
          <draw:text-box>
            <text:list text:style-name="L2">
              <text:list-item>
                <text:p>Installation : </text:p>
                <text:p>sudo apt-get install php-fpm php-mysql</text:p>
              </text:list-item>
            </text:list>
          </draw:text-box>
        </draw:frame>
        <draw:frame presentation:style-name="pr5" draw:layer="layout" svg:width="25.2cm" svg:height="4.356cm" svg:x="1.4cm" svg:y="8.571cm" presentation:class="outline" presentation:user-transformed="true">
          <draw:text-box>
            <text:list text:style-name="L2">
              <text:list-item>
                <text:p>Configuration : dans /etc/php/7.2/fpm/php.ini</text:p>
                <text:list>
                  <text:list-header>
                    <text:p>Vérifier cgi.fix_pathinfo=0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4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te web : Seecretspot 1/2</text:p>
          </draw:text-box>
        </draw:frame>
        <draw:frame presentation:style-name="pr5" draw:layer="layout" svg:width="25.2cm" svg:height="3.2cm" svg:x="1.4cm" svg:y="3.8cm" presentation:class="outline" presentation:user-transformed="true">
          <draw:text-box>
            <text:list text:style-name="L2">
              <text:list-item>
                <text:p>Installation : </text:p>
                <text:p>- cloner le dépôt git dans <text:span text:style-name="T3">var/www/</text:span></text:p>
                <text:p/>
              </text:list-item>
            </text:list>
          </draw:text-box>
        </draw:frame>
        <draw:frame presentation:style-name="pr5" draw:layer="layout" svg:width="25.2cm" svg:height="5.527cm" svg:x="1.4cm" svg:y="7.4cm" presentation:class="outline" presentation:user-transformed="true">
          <draw:text-box>
            <text:list text:style-name="L2">
              <text:list-item>
                <text:p>Configuration - 1 :</text:p>
                <text:p>- Fichier .env</text:p>
                <text:p>- Installer les fichiers non inclus dans git (vendor, …) avec composer</text:p>
                <text:p>- générer la clé de sécurité avec php artisan key:generate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4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te Web : Seecretspot 2/2 :</text:p>
          </draw:text-box>
        </draw:frame>
        <draw:frame presentation:style-name="pr6" draw:layer="layout" svg:width="25.2cm" svg:height="7.6cm" svg:x="1.4cm" svg:y="3.8cm" presentation:class="outline" presentation:user-transformed="true">
          <draw:text-box>
            <text:list text:style-name="L2">
              <text:list-item>
                <text:p>Configuration – 2 :</text:p>
                <text:p>- Créer la base de données dans Mysql</text:p>
                <text:p>- Lancer la migration avec php artisan migrate</text:p>
              </text:list-item>
            </text:list>
            <text:p><text:s text:c="5"/>- Etablir le lien <text:span text:style-name="T4">entre le dossier </text:span><text:span text:style-name="T5">public/</text:span><text:span text:style-name="T6">storage et le dossier <text:s/></text:span><text:span text:style-name="T6"><text:tab/></text:span><text:span text:style-name="T6"> <text:s/>storage/app/public/</text:span> avec php artisan storage pour le <text:tab/><text:tab/><text:tab/><text:tab/><text:tab/><text:tab/><text:tab/><text:tab/><text:tab/><text:tab/><text:tab/><text:tab/><text:tab/><text:tab/><text:tab/><text:tab/><text:tab/> <text:s text:c="13"/>téléchargement des photo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" svg:font-family="'Lucida Sans'" style:font-family-generic="swiss"/>
    <style:font-face style:name="Liberation Mono" svg:font-family="'Liberation Mono', 'Courier New'" style:font-family-generic="modern" style:font-pitch="fixed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1" style:font-family-asian="'Lucida Sans'" style:font-pitch-asian="variable" style:font-size-asian="12pt" style:language-asian="hi" style:country-asian="IN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e_20_cadre" style:display-name="Contenu de cadre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ucida Sans" style:font-family-asian="'Lucida Sans'" style:font-family-generic-asian="swiss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1B4E7E7FDBE443F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09:51:18.852000000</meta:creation-date>
    <meta:editing-duration>P0D</meta:editing-duration>
    <meta:editing-cycles>1</meta:editing-cycles>
    <meta:generator>LibreOffice/5.4.3.2$Windows_X86_64 LibreOffice_project/92a7159f7e4af62137622921e809f8546db437e5</meta:generator>
    <dc:title>Bright Blue</dc:title>
    <meta:document-statistic meta:object-count="50"/>
  </office:meta>
</office:document-meta>
</file>